
<file path=META-INF/manifest.xml><?xml version="1.0" encoding="utf-8"?>
<manifest:manifest xmlns:table="urn:oasis:names:tc:opendocument:xmlns:table:1.0" xmlns:of="urn:oasis:names:tc:opendocument:xmlns:of:1.2" xmlns:manifest="urn:oasis:names:tc:opendocument:xmlns:manifest:1.0" xmlns:config="urn:oasis:names:tc:opendocument:xmlns:config:1.0" xmlns:style="urn:oasis:names:tc:opendocument:xmlns:style:1.0" xmlns:dc="http://purl.org/dc/elements/1.1/" xmlns:presentation="urn:oasis:names:tc:opendocument:xmlns:presentation:1.0" xmlns:fo="urn:oasis:names:tc:opendocument:xmlns:xsl-fo-compatible:1.0" xmlns:meta="urn:oasis:names:tc:opendocument:xmlns:meta:1.0" xmlns:ns42="urn:org:documentfoundation:names:experimental:office:xmlns:loext:1.0" xmlns:office="urn:oasis:names:tc:opendocument:xmlns:office:1.0" xmlns:ooo="http://openoffice.org/2004/office" xmlns:number="urn:oasis:names:tc:opendocument:xmlns:datastyle:1.0" xmlns:svg="urn:oasis:names:tc:opendocument:xmlns:svg-compatible:1.0" xmlns:chart="urn:oasis:names:tc:opendocument:xmlns:chart:1.0" xmlns:draw="urn:oasis:names:tc:opendocument:xmlns:drawing:1.0" xmlns:ns41="urn:org:documentfoundation:names:experimental:calc:xmlns:calcext:1.0" xmlns:text="urn:oasis:names:tc:opendocument:xmlns:text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of="urn:oasis:names:tc:opendocument:xmlns:of:1.2" xmlns:manifest="urn:oasis:names:tc:opendocument:xmlns:manifest:1.0" xmlns:config="urn:oasis:names:tc:opendocument:xmlns:config:1.0" xmlns:style="urn:oasis:names:tc:opendocument:xmlns:style:1.0" xmlns:dc="http://purl.org/dc/elements/1.1/" xmlns:fo="urn:oasis:names:tc:opendocument:xmlns:xsl-fo-compatible:1.0" xmlns:meta="urn:oasis:names:tc:opendocument:xmlns:meta:1.0" xmlns:ns42="urn:org:documentfoundation:names:experimental:office:xmlns:loext:1.0" xmlns:office="urn:oasis:names:tc:opendocument:xmlns:office:1.0" xmlns:ooo="http://openoffice.org/2004/office" xmlns:number="urn:oasis:names:tc:opendocument:xmlns:datastyle:1.0" xmlns:svg="urn:oasis:names:tc:opendocument:xmlns:svg-compatible:1.0" xmlns:ns41="urn:org:documentfoundation:names:experimental:calc:xmlns:calcext:1.0" xmlns:text="urn:oasis:names:tc:opendocument:xmlns:text:1.0" office:version="1.2">
  <office:automatic-styles/>
  <office:body>
    <office:spreadsheet>
      <table:table table:name="Sheet1"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252" office:value-type="float">
            <text:p>252</text:p>
          </table:table-cell>
          <table:table-cell office:value="18" office:value-type="float">
            <text:p>18</text:p>
          </table:table-cell>
          <table:table-cell office:value="18" office:value-type="float">
            <text:p>18</text:p>
          </table:table-cell>
          <table:table-cell office:value="252" office:value-type="float">
            <text:p>25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254" office:value-type="float">
            <text:p>254</text:p>
          </table:table-cell>
          <table:table-cell office:value="146" office:value-type="float">
            <text:p>146</text:p>
          </table:table-cell>
          <table:table-cell office:value="146" office:value-type="float">
            <text:p>146</text:p>
          </table:table-cell>
          <table:table-cell office:value="108" office:value-type="float">
            <text:p>108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24" office:value-type="float">
            <text:p>124</text:p>
          </table:table-cell>
          <table:table-cell office:value="130" office:value-type="float">
            <text:p>130</text:p>
          </table:table-cell>
          <table:table-cell office:value="130" office:value-type="float">
            <text:p>130</text:p>
          </table:table-cell>
          <table:table-cell office:value="130" office:value-type="float">
            <text:p>13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254" office:value-type="float">
            <text:p>254</text:p>
          </table:table-cell>
          <table:table-cell office:value="130" office:value-type="float">
            <text:p>130</text:p>
          </table:table-cell>
          <table:table-cell office:value="130" office:value-type="float">
            <text:p>130</text:p>
          </table:table-cell>
          <table:table-cell office:value="124" office:value-type="float">
            <text:p>12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254" office:value-type="float">
            <text:p>254</text:p>
          </table:table-cell>
          <table:table-cell office:value="146" office:value-type="float">
            <text:p>146</text:p>
          </table:table-cell>
          <table:table-cell office:value="146" office:value-type="float">
            <text:p>146</text:p>
          </table:table-cell>
          <table:table-cell office:value="130" office:value-type="float">
            <text:p>13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254" office:value-type="float">
            <text:p>254</text:p>
          </table:table-cell>
          <table:table-cell office:value="18" office:value-type="float">
            <text:p>18</text:p>
          </table:table-cell>
          <table:table-cell office:value="18" office:value-type="float">
            <text:p>18</text:p>
          </table:table-cell>
          <table:table-cell office:value="2" office:value-type="float">
            <text:p>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24" office:value-type="float">
            <text:p>124</text:p>
          </table:table-cell>
          <table:table-cell office:value="130" office:value-type="float">
            <text:p>130</text:p>
          </table:table-cell>
          <table:table-cell office:value="146" office:value-type="float">
            <text:p>146</text:p>
          </table:table-cell>
          <table:table-cell office:value="242" office:value-type="float">
            <text:p>24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254" office:value-type="float">
            <text:p>254</text:p>
          </table:table-cell>
          <table:table-cell office:value="16" office:value-type="float">
            <text:p>16</text:p>
          </table:table-cell>
          <table:table-cell office:value="16" office:value-type="float">
            <text:p>16</text:p>
          </table:table-cell>
          <table:table-cell office:value="254" office:value-type="float">
            <text:p>25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30" office:value-type="float">
            <text:p>130</text:p>
          </table:table-cell>
          <table:table-cell office:value="254" office:value-type="float">
            <text:p>254</text:p>
          </table:table-cell>
          <table:table-cell office:value="130" office:value-type="float">
            <text:p>13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66" office:value-type="float">
            <text:p>66</text:p>
          </table:table-cell>
          <table:table-cell office:value="130" office:value-type="float">
            <text:p>130</text:p>
          </table:table-cell>
          <table:table-cell office:value="130" office:value-type="float">
            <text:p>130</text:p>
          </table:table-cell>
          <table:table-cell office:value="126" office:value-type="float">
            <text:p>126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254" office:value-type="float">
            <text:p>254</text:p>
          </table:table-cell>
          <table:table-cell office:value="16" office:value-type="float">
            <text:p>16</text:p>
          </table:table-cell>
          <table:table-cell office:value="40" office:value-type="float">
            <text:p>40</text:p>
          </table:table-cell>
          <table:table-cell office:value="198" office:value-type="float">
            <text:p>198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254" office:value-type="float">
            <text:p>254</text:p>
          </table:table-cell>
          <table:table-cell office:value="128" office:value-type="float">
            <text:p>128</text:p>
          </table:table-cell>
          <table:table-cell office:value="128" office:value-type="float">
            <text:p>128</text:p>
          </table:table-cell>
          <table:table-cell office:value="128" office:value-type="float">
            <text:p>128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254" office:value-type="float">
            <text:p>254</text:p>
          </table:table-cell>
          <table:table-cell office:value="4" office:value-type="float">
            <text:p>4</text:p>
          </table:table-cell>
          <table:table-cell office:value="8" office:value-type="float">
            <text:p>8</text:p>
          </table:table-cell>
          <table:table-cell office:value="4" office:value-type="float">
            <text:p>4</text:p>
          </table:table-cell>
          <table:table-cell office:value="254" office:value-type="float">
            <text:p>25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254" office:value-type="float">
            <text:p>254</text:p>
          </table:table-cell>
          <table:table-cell office:value="4" office:value-type="float">
            <text:p>4</text:p>
          </table:table-cell>
          <table:table-cell office:value="24" office:value-type="float">
            <text:p>24</text:p>
          </table:table-cell>
          <table:table-cell office:value="32" office:value-type="float">
            <text:p>32</text:p>
          </table:table-cell>
          <table:table-cell office:value="254" office:value-type="float">
            <text:p>25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24" office:value-type="float">
            <text:p>124</text:p>
          </table:table-cell>
          <table:table-cell office:value="130" office:value-type="float">
            <text:p>130</text:p>
          </table:table-cell>
          <table:table-cell office:value="130" office:value-type="float">
            <text:p>130</text:p>
          </table:table-cell>
          <table:table-cell office:value="124" office:value-type="float">
            <text:p>12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254" office:value-type="float">
            <text:p>254</text:p>
          </table:table-cell>
          <table:table-cell office:value="18" office:value-type="float">
            <text:p>18</text:p>
          </table:table-cell>
          <table:table-cell office:value="18" office:value-type="float">
            <text:p>18</text:p>
          </table:table-cell>
          <table:table-cell office:value="12" office:value-type="float">
            <text:p>1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Q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24" office:value-type="float">
            <text:p>124</text:p>
          </table:table-cell>
          <table:table-cell office:value="130" office:value-type="float">
            <text:p>130</text:p>
          </table:table-cell>
          <table:table-cell office:value="130" office:value-type="float">
            <text:p>130</text:p>
          </table:table-cell>
          <table:table-cell office:value="252" office:value-type="float">
            <text:p>252</text:p>
          </table:table-cell>
          <table:table-cell office:value="128" office:value-type="float">
            <text:p>128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254" office:value-type="float">
            <text:p>254</text:p>
          </table:table-cell>
          <table:table-cell office:value="18" office:value-type="float">
            <text:p>18</text:p>
          </table:table-cell>
          <table:table-cell office:value="18" office:value-type="float">
            <text:p>18</text:p>
          </table:table-cell>
          <table:table-cell office:value="236" office:value-type="float">
            <text:p>236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40" office:value-type="float">
            <text:p>140</text:p>
          </table:table-cell>
          <table:table-cell office:value="146" office:value-type="float">
            <text:p>146</text:p>
          </table:table-cell>
          <table:table-cell office:value="146" office:value-type="float">
            <text:p>146</text:p>
          </table:table-cell>
          <table:table-cell office:value="98" office:value-type="float">
            <text:p>98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2" office:value-type="float">
            <text:p>2</text:p>
          </table:table-cell>
          <table:table-cell office:value="2" office:value-type="float">
            <text:p>2</text:p>
          </table:table-cell>
          <table:table-cell office:value="254" office:value-type="float">
            <text:p>254</text:p>
          </table:table-cell>
          <table:table-cell office:value="2" office:value-type="float">
            <text:p>2</text:p>
          </table:table-cell>
          <table:table-cell office:value="2" office:value-type="float">
            <text:p>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26" office:value-type="float">
            <text:p>126</text:p>
          </table:table-cell>
          <table:table-cell office:value="128" office:value-type="float">
            <text:p>128</text:p>
          </table:table-cell>
          <table:table-cell office:value="128" office:value-type="float">
            <text:p>128</text:p>
          </table:table-cell>
          <table:table-cell office:value="128" office:value-type="float">
            <text:p>128</text:p>
          </table:table-cell>
          <table:table-cell office:value="126" office:value-type="float">
            <text:p>126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28" office:value-type="float">
            <text:p>28</text:p>
          </table:table-cell>
          <table:table-cell office:value="96" office:value-type="float">
            <text:p>96</text:p>
          </table:table-cell>
          <table:table-cell office:value="128" office:value-type="float">
            <text:p>128</text:p>
          </table:table-cell>
          <table:table-cell office:value="128" office:value-type="float">
            <text:p>128</text:p>
          </table:table-cell>
          <table:table-cell office:value="96" office:value-type="float">
            <text:p>96</text:p>
          </table:table-cell>
          <table:table-cell office:value="28" office:value-type="float">
            <text:p>28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254" office:value-type="float">
            <text:p>254</text:p>
          </table:table-cell>
          <table:table-cell office:value="64" office:value-type="float">
            <text:p>64</text:p>
          </table:table-cell>
          <table:table-cell office:value="32" office:value-type="float">
            <text:p>32</text:p>
          </table:table-cell>
          <table:table-cell office:value="64" office:value-type="float">
            <text:p>64</text:p>
          </table:table-cell>
          <table:table-cell office:value="254" office:value-type="float">
            <text:p>25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98" office:value-type="float">
            <text:p>198</text:p>
          </table:table-cell>
          <table:table-cell office:value="40" office:value-type="float">
            <text:p>40</text:p>
          </table:table-cell>
          <table:table-cell office:value="16" office:value-type="float">
            <text:p>16</text:p>
          </table:table-cell>
          <table:table-cell office:value="40" office:value-type="float">
            <text:p>40</text:p>
          </table:table-cell>
          <table:table-cell office:value="198" office:value-type="float">
            <text:p>198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6" office:value-type="float">
            <text:p>6</text:p>
          </table:table-cell>
          <table:table-cell office:value="8" office:value-type="float">
            <text:p>8</text:p>
          </table:table-cell>
          <table:table-cell office:value="240" office:value-type="float">
            <text:p>240</text:p>
          </table:table-cell>
          <table:table-cell office:value="8" office:value-type="float">
            <text:p>8</text:p>
          </table:table-cell>
          <table:table-cell office:value="6" office:value-type="float">
            <text:p>6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94" office:value-type="float">
            <text:p>194</text:p>
          </table:table-cell>
          <table:table-cell office:value="162" office:value-type="float">
            <text:p>162</text:p>
          </table:table-cell>
          <table:table-cell office:value="154" office:value-type="float">
            <text:p>154</text:p>
          </table:table-cell>
          <table:table-cell office:value="134" office:value-type="float">
            <text:p>13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24" office:value-type="float">
            <text:p>124</text:p>
          </table:table-cell>
          <table:table-cell office:value="130" office:value-type="float">
            <text:p>130</text:p>
          </table:table-cell>
          <table:table-cell office:value="130" office:value-type="float">
            <text:p>130</text:p>
          </table:table-cell>
          <table:table-cell office:value="124" office:value-type="float">
            <text:p>12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32" office:value-type="float">
            <text:p>132</text:p>
          </table:table-cell>
          <table:table-cell office:value="254" office:value-type="float">
            <text:p>254</text:p>
          </table:table-cell>
          <table:table-cell office:value="128" office:value-type="float">
            <text:p>128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94" office:value-type="float">
            <text:p>194</text:p>
          </table:table-cell>
          <table:table-cell office:value="162" office:value-type="float">
            <text:p>162</text:p>
          </table:table-cell>
          <table:table-cell office:value="146" office:value-type="float">
            <text:p>146</text:p>
          </table:table-cell>
          <table:table-cell office:value="140" office:value-type="float">
            <text:p>14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="3" office:value-type="float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30" office:value-type="float">
            <text:p>130</text:p>
          </table:table-cell>
          <table:table-cell office:value="146" office:value-type="float">
            <text:p>146</text:p>
          </table:table-cell>
          <table:table-cell office:value="146" office:value-type="float">
            <text:p>146</text:p>
          </table:table-cell>
          <table:table-cell office:value="108" office:value-type="float">
            <text:p>108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30" office:value-type="float">
            <text:p>30</text:p>
          </table:table-cell>
          <table:table-cell office:value="16" office:value-type="float">
            <text:p>16</text:p>
          </table:table-cell>
          <table:table-cell office:value="254" office:value-type="float">
            <text:p>254</text:p>
          </table:table-cell>
          <table:table-cell office:value="16" office:value-type="float">
            <text:p>16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58" office:value-type="float">
            <text:p>158</text:p>
          </table:table-cell>
          <table:table-cell office:value="146" office:value-type="float">
            <text:p>146</text:p>
          </table:table-cell>
          <table:table-cell office:value="146" office:value-type="float">
            <text:p>146</text:p>
          </table:table-cell>
          <table:table-cell office:value="98" office:value-type="float">
            <text:p>98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24" office:value-type="float">
            <text:p>124</text:p>
          </table:table-cell>
          <table:table-cell office:value="146" office:value-type="float">
            <text:p>146</text:p>
          </table:table-cell>
          <table:table-cell office:value="146" office:value-type="float">
            <text:p>146</text:p>
          </table:table-cell>
          <table:table-cell office:value="100" office:value-type="float">
            <text:p>10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="7" office:value-type="float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2" office:value-type="float">
            <text:p>2</text:p>
          </table:table-cell>
          <table:table-cell office:value="226" office:value-type="float">
            <text:p>226</text:p>
          </table:table-cell>
          <table:table-cell office:value="26" office:value-type="float">
            <text:p>26</text:p>
          </table:table-cell>
          <table:table-cell office:value="6" office:value-type="float">
            <text:p>6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="8" office:value-type="float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08" office:value-type="float">
            <text:p>108</text:p>
          </table:table-cell>
          <table:table-cell office:value="146" office:value-type="float">
            <text:p>146</text:p>
          </table:table-cell>
          <table:table-cell office:value="146" office:value-type="float">
            <text:p>146</text:p>
          </table:table-cell>
          <table:table-cell office:value="108" office:value-type="float">
            <text:p>108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76" office:value-type="float">
            <text:p>76</text:p>
          </table:table-cell>
          <table:table-cell office:value="146" office:value-type="float">
            <text:p>146</text:p>
          </table:table-cell>
          <table:table-cell office:value="146" office:value-type="float">
            <text:p>146</text:p>
          </table:table-cell>
          <table:table-cell office:value="124" office:value-type="float">
            <text:p>12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=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40" office:value-type="float">
            <text:p>40</text:p>
          </table:table-cell>
          <table:table-cell office:value="40" office:value-type="float">
            <text:p>40</text:p>
          </table:table-cell>
          <table:table-cell office:value="40" office:value-type="float">
            <text:p>40</text:p>
          </table:table-cell>
          <table:table-cell office:value="40" office:value-type="float">
            <text:p>4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+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6" office:value-type="float">
            <text:p>16</text:p>
          </table:table-cell>
          <table:table-cell office:value="16" office:value-type="float">
            <text:p>16</text:p>
          </table:table-cell>
          <table:table-cell office:value="124" office:value-type="float">
            <text:p>124</text:p>
          </table:table-cell>
          <table:table-cell office:value="16" office:value-type="float">
            <text:p>16</text:p>
          </table:table-cell>
          <table:table-cell office:value="16" office:value-type="float">
            <text:p>16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6" office:value-type="float">
            <text:p>16</text:p>
          </table:table-cell>
          <table:table-cell office:value="16" office:value-type="float">
            <text:p>16</text:p>
          </table:table-cell>
          <table:table-cell office:value="16" office:value-type="float">
            <text:p>16</text:p>
          </table:table-cell>
          <table:table-cell office:value="16" office:value-type="float">
            <text:p>16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*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4" office:value-type="float">
            <text:p>4</text:p>
          </table:table-cell>
          <table:table-cell office:value="14" office:value-type="float">
            <text:p>14</text:p>
          </table:table-cell>
          <table:table-cell office:value="4" office:value-type="float">
            <text:p>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/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92" office:value-type="float">
            <text:p>192</text:p>
          </table:table-cell>
          <table:table-cell office:value="56" office:value-type="float">
            <text:p>56</text:p>
          </table:table-cell>
          <table:table-cell office:value="6" office:value-type="float">
            <text:p>6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\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6" office:value-type="float">
            <text:p>6</text:p>
          </table:table-cell>
          <table:table-cell office:value="56" office:value-type="float">
            <text:p>56</text:p>
          </table:table-cell>
          <table:table-cell office:value="192" office:value-type="float">
            <text:p>19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28" office:value-type="float">
            <text:p>128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: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40" office:value-type="float">
            <text:p>4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;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208" office:value-type="float">
            <text:p>208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,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28" office:value-type="float">
            <text:p>128</text:p>
          </table:table-cell>
          <table:table-cell office:value="96" office:value-type="float">
            <text:p>96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#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36" office:value-type="float">
            <text:p>36</text:p>
          </table:table-cell>
          <table:table-cell office:value="126" office:value-type="float">
            <text:p>126</text:p>
          </table:table-cell>
          <table:table-cell office:value="36" office:value-type="float">
            <text:p>36</text:p>
          </table:table-cell>
          <table:table-cell office:value="36" office:value-type="float">
            <text:p>36</text:p>
          </table:table-cell>
          <table:table-cell office:value="126" office:value-type="float">
            <text:p>126</text:p>
          </table:table-cell>
          <table:table-cell office:value="36" office:value-type="float">
            <text:p>36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,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08" office:value-type="float">
            <text:p>108</text:p>
          </table:table-cell>
          <table:table-cell office:value="146" office:value-type="float">
            <text:p>146</text:p>
          </table:table-cell>
          <table:table-cell office:value="178" office:value-type="float">
            <text:p>178</text:p>
          </table:table-cell>
          <table:table-cell office:value="76" office:value-type="float">
            <text:p>76</text:p>
          </table:table-cell>
          <table:table-cell office:value="160" office:value-type="float">
            <text:p>160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,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72" office:value-type="float">
            <text:p>72</text:p>
          </table:table-cell>
          <table:table-cell office:value="214" office:value-type="float">
            <text:p>214</text:p>
          </table:table-cell>
          <table:table-cell office:value="36" office:value-type="float">
            <text:p>36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="urn:oasis:names:tc:opendocument:xmlns:of:1.2" xmlns:manifest="urn:oasis:names:tc:opendocument:xmlns:manifest:1.0" xmlns:config="urn:oasis:names:tc:opendocument:xmlns:config:1.0" xmlns:style="urn:oasis:names:tc:opendocument:xmlns:style:1.0" xmlns:dc="http://purl.org/dc/elements/1.1/" xmlns:fo="urn:oasis:names:tc:opendocument:xmlns:xsl-fo-compatible:1.0" xmlns:meta="urn:oasis:names:tc:opendocument:xmlns:meta:1.0" xmlns:ns42="urn:org:documentfoundation:names:experimental:office:xmlns:loext:1.0" xmlns:office="urn:oasis:names:tc:opendocument:xmlns:office:1.0" xmlns:ooo="http://openoffice.org/2004/office" xmlns:number="urn:oasis:names:tc:opendocument:xmlns:datastyle:1.0" xmlns:svg="urn:oasis:names:tc:opendocument:xmlns:svg-compatible:1.0" xmlns:ns41="urn:org:documentfoundation:names:experimental:calc:xmlns:calcext:1.0" xmlns:text="urn:oasis:names:tc:opendocument:xmlns:text:1.0" office:version="1.2">
  <office:styles/>
  <office:automatic-styles/>
</office:document-styles>
</file>

<file path=meta.xml><?xml version="1.0" encoding="utf-8"?>
<office:document-meta xmlns:table="urn:oasis:names:tc:opendocument:xmlns:table:1.0" xmlns:of="urn:oasis:names:tc:opendocument:xmlns:of:1.2" xmlns:manifest="urn:oasis:names:tc:opendocument:xmlns:manifest:1.0" xmlns:config="urn:oasis:names:tc:opendocument:xmlns:config:1.0" xmlns:style="urn:oasis:names:tc:opendocument:xmlns:style:1.0" xmlns:dc="http://purl.org/dc/elements/1.1/" xmlns:presentation="urn:oasis:names:tc:opendocument:xmlns:presentation:1.0" xmlns:fo="urn:oasis:names:tc:opendocument:xmlns:xsl-fo-compatible:1.0" xmlns:meta="urn:oasis:names:tc:opendocument:xmlns:meta:1.0" xmlns:ns42="urn:org:documentfoundation:names:experimental:office:xmlns:loext:1.0" xmlns:office="urn:oasis:names:tc:opendocument:xmlns:office:1.0" xmlns:ooo="http://openoffice.org/2004/office" xmlns:number="urn:oasis:names:tc:opendocument:xmlns:datastyle:1.0" xmlns:svg="urn:oasis:names:tc:opendocument:xmlns:svg-compatible:1.0" xmlns:chart="urn:oasis:names:tc:opendocument:xmlns:chart:1.0" xmlns:draw="urn:oasis:names:tc:opendocument:xmlns:drawing:1.0" xmlns:ns41="urn:org:documentfoundation:names:experimental:calc:xmlns:calcext:1.0" xmlns:text="urn:oasis:names:tc:opendocument:xmlns:text:1.0" office:version="1.2">
  <office:meta>
    <meta:generator>ODFPY/1.3.5</meta:generator>
  </office:meta>
</office:document-meta>
</file>